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33cc66" draw:marker-start="Arrow" draw:marker-start-width="0.152cm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svg:stroke-color="#33cc66" draw:marker-start="Arrow" draw:marker-start-width="0.152cm" draw:marker-end="" draw:marker-end-width="0.152cm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77cm" svg:height="0.807cm" svg:x="4.805cm" svg:y="0.381cm">
          <text:p text:style-name="P1"><text:span text:style-name="T1">Read configu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536cm" svg:height="0.807cm" svg:x="4.975cm" svg:y="2.721cm">
          <text:p text:style-name="P1"><text:span text:style-name="T1">Check down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0.403cm" svg:height="0.372cm" svg:x="6.542cm" svg:y="1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4.466cm" svg:height="0.807cm" svg:x="4.51cm" svg:y="4.108cm">
          <text:p text:style-name="P1"><text:span text:style-name="T1">Find and perform 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36cm" svg:height="0.807cm" svg:x="4.975cm" svg:y="5.496cm">
          <text:p text:style-name="P1"><text:span text:style-name="T1">Advertise 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7" draw:layer="layout" svg:width="3.536cm" svg:height="0.807cm" svg:x="4.975cm" svg:y="8.385cm">
          <text:p text:style-name="P1"><text:span text:style-name="T1">Sle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743cm" svg:y1="1.188cm" svg:x2="6.743cm" svg:y2="1.768cm" draw:start-shape="id1" draw:start-glue-point="2" draw:end-shape="id2" draw:end-glue-point="4" svg:d="m6743 1188v580">
          <text:p/>
        </draw:connector>
        <draw:connector draw:style-name="gr3" draw:text-style-name="P3" draw:layer="layout" draw:type="line" svg:x1="6.743cm" svg:y1="2.14cm" svg:x2="6.743cm" svg:y2="2.721cm" draw:start-shape="id2" draw:start-glue-point="6" draw:end-shape="id3" draw:end-glue-point="0" svg:d="m6743 2140v581">
          <text:p/>
        </draw:connector>
        <draw:connector draw:style-name="gr3" draw:text-style-name="P3" draw:layer="layout" draw:type="line" svg:x1="6.743cm" svg:y1="3.528cm" svg:x2="6.743cm" svg:y2="4.108cm" draw:start-shape="id3" draw:start-glue-point="2" draw:end-shape="id4" draw:end-glue-point="0" svg:d="m6743 3528v580">
          <text:p/>
        </draw:connector>
        <draw:connector draw:style-name="gr3" draw:text-style-name="P3" draw:layer="layout" draw:type="line" svg:x1="6.743cm" svg:y1="4.915cm" svg:x2="6.743cm" svg:y2="5.496cm" draw:start-shape="id4" draw:start-glue-point="2" draw:end-shape="id5" draw:end-glue-point="0" svg:d="m6743 4915v581">
          <text:p/>
        </draw:connector>
        <draw:connector draw:style-name="gr3" draw:text-style-name="P3" draw:layer="layout" draw:type="line" svg:x1="6.743cm" svg:y1="6.303cm" svg:x2="6.743cm" svg:y2="6.886cm" draw:start-shape="id5" draw:start-glue-point="2" draw:end-shape="id6" draw:end-glue-point="0" svg:d="m6743 6303v583">
          <text:p/>
        </draw:connector>
        <draw:connector draw:style-name="gr3" draw:text-style-name="P3" draw:layer="layout" draw:line-skew="0cm -0.612cm" svg:x1="6.743cm" svg:y1="9.192cm" svg:x2="6.542cm" svg:y2="1.953cm" draw:start-shape="id7" draw:start-glue-point="2" draw:end-shape="id2" draw:end-glue-point="5" svg:d="m6743 9192v499h-2880v-7738h2679">
          <text:p/>
        </draw:connector>
        <draw:custom-shape draw:style-name="gr1" draw:text-style-name="P2" draw:id="id6" draw:layer="layout" svg:width="3.536cm" svg:height="0.807cm" svg:x="4.975cm" svg:y="6.886cm">
          <text:p text:style-name="P1"><text:span text:style-name="T1">Write 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743cm" svg:y1="7.693cm" svg:x2="6.743cm" svg:y2="8.385cm" draw:start-shape="id6" draw:start-glue-point="2" draw:end-shape="id7" draw:end-glue-point="0" svg:d="m6743 7693v692">
          <text:p/>
        </draw:connector>
        <draw:custom-shape draw:style-name="gr4" draw:text-style-name="P2" draw:id="id8" draw:layer="layout" svg:width="1.82cm" svg:height="1.016cm" svg:x="10.608cm" svg:y="0.708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9" draw:layer="layout" svg:width="2.455cm" svg:height="1.016cm" svg:x="10.996cm" svg:y="2.708cm">
          <text:p text:style-name="P1"><text:span text:style-name="T1">Downtime</text:span></text:p>
          <text:p text:style-name="P1"><text:span text:style-name="T1">fla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10" draw:layer="layout" svg:width="2.455cm" svg:height="1.016cm" svg:x="10.997cm" svg:y="4.408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draw:type="line" svg:x1="8.682cm" svg:y1="0.784cm" svg:x2="10.789cm" svg:y2="1.215cm" draw:start-shape="id1" draw:start-glue-point="1" draw:end-shape="id8" draw:end-glue-point="6" svg:d="m8682 784 2107 431">
          <text:p/>
        </draw:connector>
        <draw:connector draw:style-name="gr6" draw:text-style-name="P3" draw:layer="layout" draw:type="line" svg:x1="11.332cm" svg:y1="1.724cm" svg:x2="8.511cm" svg:y2="3.124cm" draw:start-shape="id8" draw:start-glue-point="7" draw:end-shape="id3" draw:end-glue-point="1" svg:d="m11332 1724-2821 1400">
          <text:p/>
        </draw:connector>
        <draw:connector draw:style-name="gr6" draw:text-style-name="P3" draw:layer="layout" draw:type="line" svg:x1="11.332cm" svg:y1="1.724cm" svg:x2="8.976cm" svg:y2="4.511cm" draw:start-shape="id8" draw:start-glue-point="7" draw:end-shape="id4" draw:end-glue-point="1" svg:d="m11332 1724-2356 2787">
          <text:p/>
        </draw:connector>
        <draw:connector draw:style-name="gr6" draw:text-style-name="P3" draw:layer="layout" draw:type="line" svg:x1="11.332cm" svg:y1="1.724cm" svg:x2="8.511cm" svg:y2="5.899cm" draw:start-shape="id8" draw:start-glue-point="7" draw:end-shape="id5" draw:end-glue-point="1" svg:d="m11332 1724-2821 4175">
          <text:p/>
        </draw:connector>
        <draw:connector draw:style-name="gr6" draw:text-style-name="P3" draw:layer="layout" draw:type="line" svg:x1="11.332cm" svg:y1="1.724cm" svg:x2="8.511cm" svg:y2="7.289cm" draw:start-shape="id8" draw:start-glue-point="7" draw:end-shape="id6" draw:end-glue-point="1" svg:d="m11332 1724-2821 5565">
          <text:p/>
        </draw:connector>
        <draw:connector draw:style-name="gr5" draw:text-style-name="P3" draw:layer="layout" draw:type="line" svg:x1="8.511cm" svg:y1="3.124cm" svg:x2="11.24cm" svg:y2="3.215cm" draw:start-shape="id3" draw:start-glue-point="1" draw:end-shape="id9" draw:end-glue-point="6" svg:d="m8511 3124 2729 91">
          <text:p/>
        </draw:connector>
        <draw:connector draw:style-name="gr6" draw:text-style-name="P3" draw:layer="layout" draw:type="line" svg:x1="11.972cm" svg:y1="3.724cm" svg:x2="8.976cm" svg:y2="4.511cm" draw:start-shape="id9" draw:start-glue-point="7" draw:end-shape="id4" draw:end-glue-point="1" svg:d="m11972 3724-2996 787">
          <text:p/>
        </draw:connector>
        <draw:connector draw:style-name="gr5" draw:text-style-name="P3" draw:layer="layout" draw:type="line" svg:x1="8.976cm" svg:y1="4.511cm" svg:x2="11.241cm" svg:y2="4.915cm" draw:start-shape="id4" draw:start-glue-point="1" draw:end-shape="id10" draw:end-glue-point="6" svg:d="m8976 4511 2265 404">
          <text:p/>
        </draw:connector>
        <draw:connector draw:style-name="gr6" draw:text-style-name="P3" draw:layer="layout" draw:type="line" svg:x1="11.973cm" svg:y1="5.424cm" svg:x2="8.511cm" svg:y2="5.899cm" draw:start-shape="id10" draw:start-glue-point="7" draw:end-shape="id5" draw:end-glue-point="1" svg:d="m11973 5424-3462 475">
          <text:p/>
        </draw:connector>
        <draw:connector draw:style-name="gr6" draw:text-style-name="P3" draw:layer="layout" draw:type="line" svg:x1="11.973cm" svg:y1="5.424cm" svg:x2="8.511cm" svg:y2="7.289cm" draw:start-shape="id10" draw:start-glue-point="7" draw:end-shape="id6" draw:end-glue-point="1" svg:d="m11973 5424-3462 1865">
          <text:p/>
        </draw:connector>
        <draw:custom-shape draw:style-name="gr7" draw:text-style-name="P4" draw:id="id11" draw:layer="layout" svg:width="2.047cm" svg:height="0.805cm" svg:x="0.381cm" svg:y="4.591cm">
          <text:p text:style-name="P1"><text:span text:style-name="T2">Con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3" draw:layer="layout" draw:type="line" svg:x1="2.428cm" svg:y1="4.993cm" svg:x2="4.51cm" svg:y2="4.511cm" draw:start-shape="id11" draw:start-glue-point="7" draw:end-shape="id4" draw:end-glue-point="3" svg:d="m2428 4993 2082-482">
          <text:p/>
        </draw:connector>
        <draw:connector draw:style-name="gr9" draw:text-style-name="P3" draw:layer="layout" draw:type="line" svg:x1="2.428cm" svg:y1="4.993cm" svg:x2="4.975cm" svg:y2="5.899cm" draw:start-shape="id11" draw:start-glue-point="7" draw:end-shape="id5" draw:end-glue-point="3" svg:d="m2428 4993 2547 906">
          <text:p/>
        </draw:connector>
        <draw:custom-shape draw:style-name="gr10" draw:text-style-name="P2" draw:id="id12" draw:layer="layout" svg:width="1.609cm" svg:height="1.241cm" svg:x="0.972cm" svg:y="7.4cm">
          <text:p text:style-name="P1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3" draw:layer="layout" draw:type="line" svg:x1="4.975cm" svg:y1="7.289cm" svg:x2="2.581cm" svg:y2="8.02cm" draw:start-shape="id6" draw:start-glue-point="3" draw:end-shape="id12" draw:end-glue-point="8" svg:d="m4975 7289-2394 7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843cm" fo:page-height="10.08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09:42:25</meta:creation-date>
    <dc:creator>Igor Sfiligoi</dc:creator>
    <dc:date>2008-10-06T14:31:29</dc:date>
    <meta:editing-cycles>3</meta:editing-cycles>
    <meta:editing-duration>PT41M54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